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 Light" svg:font-family="'DejaVu Sans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24pt"/>
    </style:style>
    <style:style style:name="co2" style:family="table-column">
      <style:table-column-properties fo:break-before="auto" style:column-width="70.5pt"/>
    </style:style>
    <style:style style:name="co3" style:family="table-column">
      <style:table-column-properties fo:break-before="auto" style:column-width="507.74pt"/>
    </style:style>
    <style:style style:name="co4" style:family="table-column">
      <style:table-column-properties fo:break-before="auto" style:column-width="49.49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116.25pt"/>
    </style:style>
    <style:style style:name="co9" style:family="table-column">
      <style:table-column-properties fo:break-before="auto" style:column-width="57.74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299.25pt"/>
    </style:style>
    <style:style style:name="co12" style:family="table-column">
      <style:table-column-properties fo:break-before="auto" style:column-width="150.01pt"/>
    </style:style>
    <style:style style:name="co13" style:family="table-column">
      <style:table-column-properties fo:break-before="auto" style:column-width="83.99pt"/>
    </style:style>
    <style:style style:name="co14" style:family="table-column">
      <style:table-column-properties fo:break-before="auto" style:column-width="87.76pt"/>
    </style:style>
    <style:style style:name="co15" style:family="table-column">
      <style:table-column-properties fo:break-before="auto" style:column-width="99.75pt"/>
    </style:style>
    <style:style style:name="co16" style:family="table-column">
      <style:table-column-properties fo:break-before="auto" style:column-width="140.26pt"/>
    </style:style>
    <style:style style:name="co17" style:family="table-column">
      <style:table-column-properties fo:break-before="auto" style:column-width="279.01pt"/>
    </style:style>
    <style:style style:name="co18" style:family="table-column">
      <style:table-column-properties fo:break-before="auto" style:column-width="106.5pt"/>
    </style:style>
    <style:style style:name="co19" style:family="table-column">
      <style:table-column-properties fo:break-before="auto" style:column-width="103.49pt"/>
    </style:style>
    <style:style style:name="co20" style:family="table-column">
      <style:table-column-properties fo:break-before="auto" style:column-width="101.25pt"/>
    </style:style>
    <style:style style:name="co21" style:family="table-column">
      <style:table-column-properties fo:break-before="auto" style:column-width="78.01pt"/>
    </style:style>
    <style:style style:name="co22" style:family="table-column">
      <style:table-column-properties fo:break-before="auto" style:column-width="102.76pt"/>
    </style:style>
    <style:style style:name="co23" style:family="table-column">
      <style:table-column-properties fo:break-before="auto" style:column-width="44.25pt"/>
    </style:style>
    <style:style style:name="co24" style:family="table-column">
      <style:table-column-properties fo:break-before="auto" style:column-width="109.5pt"/>
    </style:style>
    <style:style style:name="co25" style:family="table-column">
      <style:table-column-properties fo:break-before="auto" style:column-width="54pt"/>
    </style:style>
    <style:style style:name="co26" style:family="table-column">
      <style:table-column-properties fo:break-before="auto" style:column-width="46.49pt"/>
    </style:style>
    <style:style style:name="co27" style:family="table-column">
      <style:table-column-properties fo:break-before="auto" style:column-width="47.25pt"/>
    </style:style>
    <style:style style:name="co28" style:family="table-column">
      <style:table-column-properties fo:break-before="auto" style:column-width="25.51pt"/>
    </style:style>
    <style:style style:name="co29" style:family="table-column">
      <style:table-column-properties fo:break-before="auto" style:column-width="52.5pt"/>
    </style:style>
    <style:style style:name="co30" style:family="table-column">
      <style:table-column-properties fo:break-before="auto" style:column-width="94.51pt"/>
    </style:style>
    <style:style style:name="co31" style:family="table-column">
      <style:table-column-properties fo:break-before="auto" style:column-width="32.26pt"/>
    </style:style>
    <style:style style:name="co32" style:family="table-column">
      <style:table-column-properties fo:break-before="auto" style:column-width="42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5.76pt" fo:break-before="auto" style:use-optimal-row-height="true"/>
    </style:style>
    <style:style style:name="ro7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eff0f1" fo:border-left="none" fo:border-right="none" fo:border-top="none"/>
    </style:style>
    <style:style style:name="ce3" style:family="table-cell" style:parent-style-name="Default" style:data-style-name="N0">
      <style:table-cell-properties fo:border-bottom="0.06pt solid #eff0f1" fo:background-color="transparent" fo:border-left="none" fo:border-right="none" fo:border-top="none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bottom="0.06pt solid #eff0f1" fo:border-left="none" fo:border-right="none" fo:border-top="0.06pt solid #eff0f1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bottom="0.06pt solid #eff0f1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</style:style>
    <style:style style:name="ce8" style:family="table-cell" style:parent-style-name="Default" style:data-style-name="N0">
      <style:table-cell-properties fo:border-bottom="0.06pt solid #eff0f1" fo:border-left="none" fo:border-right="none" fo:border-top="0.06pt solid #eff0f1"/>
    </style:style>
    <style:style style:name="ce9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0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3" style:family="table-cell" style:parent-style-name="Default" style:data-style-name="N0"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14" style:family="table-cell" style:parent-style-name="Default" style:data-style-name="N0"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15" style:family="table-cell" style:parent-style-name="Default" style:data-style-name="N0">
      <style:table-cell-properties fo:border-bottom="0.06pt solid #eff0f1" fo:border-left="none" fo:border-right="none" fo:border-top="none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16" style:family="table-cell" style:parent-style-name="Default" style:data-style-name="N0">
      <style:table-cell-properties fo:background-color="#00cc33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17" style:family="table-cell" style:parent-style-name="Default" style:data-style-name="N0">
      <style:table-cell-properties fo:background-color="#ff0000"/>
      <style:text-properties fo:color="#800000" style:font-name="DejaVu Sans Light" fo:font-size="10pt" style:font-name-asian="DejaVu Sans Light" style:font-size-asian="10pt" style:font-name-complex="DejaVu Sans Light" style:font-size-complex="10pt"/>
    </style:style>
    <style:style style:name="ce18" style:family="table-cell" style:parent-style-name="Default" style:data-style-name="N0">
      <style:table-cell-properties fo:background-color="#ff33ff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19" style:family="table-cell" style:parent-style-name="Default" style:data-style-name="N0">
      <style:table-cell-properties fo:background-color="transparent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0" style:family="table-cell" style:parent-style-name="Default" style:data-style-name="N0">
      <style:table-cell-properties fo:border-bottom="0.06pt solid #eff0f1" fo:background-color="#00cc33" fo:border-left="none" fo:border-right="none" fo:border-top="none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1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22" style:family="table-cell" style:parent-style-name="Default" style:data-style-name="N0">
      <style:table-cell-properties fo:border-bottom="0.06pt solid #eff0f1" fo:background-color="transparent" fo:border-left="none" fo:border-right="none" fo:border-top="none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23" style:family="table-cell" style:parent-style-name="Default" style:data-style-name="N0">
      <style:table-cell-properties fo:background-color="#0000cc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4" style:family="table-cell" style:parent-style-name="Default" style:data-style-name="N0">
      <style:table-cell-properties fo:background-color="#ff0000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5" style:family="table-cell" style:parent-style-name="Default" style:data-style-name="N0">
      <style:table-cell-properties fo:border-bottom="0.06pt solid #eff0f1" fo:background-color="transparent" fo:border-left="none" fo:border-right="none" fo:border-top="none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7" style:family="table-cell" style:parent-style-name="Default" style:data-style-name="N0">
      <style:table-cell-properties fo:border-bottom="0.06pt solid #eff0f1" style:text-align-source="fix" style:repeat-content="false" fo:border-left="none" fo:border-right="none" fo:border-top="none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28" style:family="table-cell" style:parent-style-name="Default" style:data-style-name="N0">
      <style:table-cell-properties fo:border-bottom="0.06pt solid #eff0f1" style:text-align-source="fix" style:repeat-content="false" fo:border-left="none" fo:border-right="none" fo:border-top="none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0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1" style:family="table-cell" style:parent-style-name="Excel_5f_BuiltIn_5f_Currency" style:data-style-name="N124">
      <style:table-cell-properties fo:border-bottom="0.06pt solid #eff0f1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2" style:family="table-cell" style:parent-style-name="Excel_5f_BuiltIn_5f_Currency" style:data-style-name="N124">
      <style:table-cell-properties fo:border-bottom="0.06pt solid #eff0f1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3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4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5" style:family="table-cell" style:parent-style-name="Default" style:data-style-name="N0">
      <style:table-cell-properties fo:wrap-option="wrap" style:vertical-align="automatic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6" style:family="table-cell" style:parent-style-name="Excel_5f_BuiltIn_5f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pt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8" style:family="table-cell" style:parent-style-name="Default" style:data-style-name="N0">
      <style:table-cell-properties fo:border-bottom="0.06pt solid #eff0f1" fo:border-left="none" fo:border-right="none" fo:border-top="none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9" style:family="table-cell" style:parent-style-name="Excel_5f_BuiltIn_5f_Hyperlink" style:data-style-name="N0">
      <style:table-cell-properties style:cell-protect="protected" style:print-content="true" fo:background-color="transparent" style:vertical-align="automatic"/>
      <style:text-properties fo:color="#0000ff" style:font-name="DejaVu Sans Light" fo:font-size="10pt" style:text-underline-style="solid" style:text-underline-width="auto" style:text-underline-color="font-color" style:font-name-asian="DejaVu Sans Light" style:font-size-asian="10pt" style:font-name-complex="DejaVu Sans Light" style:font-size-complex="10pt"/>
    </style:style>
    <style:style style:name="ce40" style:family="table-cell" style:parent-style-name="Default" style:data-style-name="N0">
      <style:table-cell-properties fo:background-color="#ff3333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41" style:family="table-cell" style:parent-style-name="Default" style:data-style-name="N125"/>
  </office:automatic-styles>
  <office:body>
    <office:spreadsheet>
      <table:calculation-settings table:case-sensitive="false" table:automatic-find-labels="false" table:use-regular-expressions="false"/>
      <table:table table:name="TimeShee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0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Time Sheet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7" office:value-type="string" calcext:value-type="string">
            <text:p>Hours (Estimated)</text:p>
          </table:table-cell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3" office:value-type="string" calcext:value-type="string">
            <text:p>Break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Researched and bought CPLD, 68k, CPLD socket from eBay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formula="of:=SUM([.B8:.B11])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Finish drawing symbols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k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 Schematic – RS232, Reset Debounce, Regulator</text:p>
          </table:table-cell>
          <table:table-cell table:formula="of:=SUM([.B12:.B17])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float" office:value="9" calcext:value-type="float">
            <text:p>9</text:p>
          </table:table-cell>
          <table:table-cell office:value-type="string" calcext:value-type="string">
            <text:p>Work on Schematic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Lab – Talk to josh about block diagram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Explore DUART functionality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Edit schematic (add 80% of testpoints, remove unneeded connections)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Consult Josh during lab regarding schematic, soldering, DUART, work on block diagram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Work on Schematic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Start researching and laying out PCB</text:p>
          </table:table-cell>
          <table:table-cell table:formula="of:=SUM([.B18:.B23]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float" office:value="6" calcext:value-type="float">
            <text:p>6</text:p>
          </table:table-cell>
          <table:table-cell office:value-type="string" calcext:value-type="string">
            <text:p>PCB Layout (assemble busses, connect most chips)</text:p>
          </table:table-cell>
          <table:table-cell table:formula="of:=SUM([.B24:.B29])" office:value-type="float" office:value="9.5" calcext:value-type="float">
            <text:p>9.5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float" office:value="5" calcext:value-type="float">
            <text:p>5</text:p>
          </table:table-cell>
          <table:table-cell office:value-type="string" calcext:value-type="string">
            <text:p>PCB Layout (route CPLD)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PCB Layout (sync CPLD with schematic, add capacitors)</text:p>
          </table:table-cell>
          <table:table-cell table:number-columns-repeated="1021"/>
        </table:table-row>
        <table:table-row table:style-name="ro2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Add labels, more LEDS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k 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dit schematic and PCB; change WE, CE, OE busses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Make schematic look good, make CPLD netlist, final schematic export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b with Josh, fit components to printout, fix power jack mistake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speaker to unused CPLD pin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rify parts against datasheets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rder board!!!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gin VHDL code (netlist, constraints file)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ork on VHDL (read/write logic)</text:p>
          </table:table-cell>
          <table:table-cell table:formula="of:=SUM([.B30:.B34])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inish most of VHDL (implemented all chip logic, dtack, interrupts, gpio)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k 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Redo schematic 11x17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Go to lab, write progress report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etup pulseview/sigrok for saleae logic analyser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Test logic analyser using 555 timer (success!)</text:p>
          </table:table-cell>
          <table:table-cell table:formula="of:=SUM([.B35:.B39])" office:value-type="float" office:value="13.5" calcext:value-type="float">
            <text:p>13.5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older all but RAM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est VHDL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et ROM Working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k 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ebug sporadic issues caused by lack of BGACK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Got RAM working!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Working periodic (IPL7) interrupts</text:p>
          </table:table-cell>
          <table:table-cell table:formula="of:=SUM([.B40:.B45])" office:value-type="float" office:value="18.75" calcext:value-type="float">
            <text:p>18.75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uart loopback test is working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Working duart communication (polling)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Working duart (IPL6) interrupts!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Write and debug hello world program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rogram 'bootloader' with S record upload capability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Write Bash script for sending S records to bootloader</text:p>
          </table:table-cell>
          <table:table-cell table:formula="of:=SUM([.B46:.B52])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pdate clock to 20Mhz, add heatsink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ebug and fix DUART interrupts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Work on / research ROM burning from the CPU. Started monitor program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Write VHDL modifications and 68k code for hotswapping ROM chips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k 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inished ROM burner – can now overwrite boot record</text:p>
          </table:table-cell>
          <table:table-cell table:formula="of:=SUM([.B53:.B54])" office:value-type="float" office:value="7.5" calcext:value-type="float">
            <text:p>7.5</text:p>
          </table:table-cell>
          <table:table-cell table:formula="of:=SUM([.D48:.D53])" office:value-type="float" office:value="32.5" calcext:value-type="float">
            <text:p>32.5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Establish DUART channel B communication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k 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elp Colin/Brian with stuff, plan out flash storage formats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dd ROM-writing functionality to Monitor program for uploading S Record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k 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inish monitor program (view/edit memory and registers)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Write RC Car S Record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k 1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Presentation in Digital Clas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8" table:formula="of:=SUM([.B3:.B59])" office:value-type="float" office:value="166.75" calcext:value-type="float">
            <text:p>166.75</text:p>
          </table:table-cell>
          <table:table-cell table:style-name="ce8" office:value-type="string" calcext:value-type="string">
            <text:p>hours</text:p>
          </table:table-cell>
          <table:table-cell table:style-name="ce8" table:number-columns-repeated="5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mory+Interrupts" table:style-name="ta2">
        <table:table-column table:style-name="co6" table:number-columns-repeated="11" table:default-cell-style-name="ce6"/>
        <table:table-column table:style-name="co7" table:default-cell-style-name="ce6"/>
        <table:table-column table:style-name="co6" table:number-columns-repeated="4" table:default-cell-style-name="ce6"/>
        <table:table-column table:style-name="co5" table:number-columns-repeated="1008" table:default-cell-style-name="ce6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23</text:p>
          </table:table-cell>
          <table:table-cell table:style-name="ce1" office:value-type="string" calcext:value-type="string">
            <text:p>A22</text:p>
          </table:table-cell>
          <table:table-cell table:style-name="ce1" office:value-type="string" calcext:value-type="string">
            <text:p>A21</text:p>
          </table:table-cell>
          <table:table-cell table:style-name="ce1" office:value-type="string" calcext:value-type="string">
            <text:p>A20</text:p>
          </table:table-cell>
          <table:table-cell table:style-name="ce1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000Hz Periodic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pheral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2"/>
          <table:table-cell table:style-name="ce10" office:value-type="string" calcext:value-type="string" table:number-columns-spanned="8" table:number-rows-spanned="1">
            <text:p>CPLD MASK</text:p>
          </table:table-cell>
          <table:covered-table-cell table:number-columns-repeated="7"/>
          <table:table-cell table:number-columns-repeated="100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1" office:value-type="string" calcext:value-type="string">
            <text:p>Pause CPU</text:p>
          </table:table-cell>
          <table:table-cell table:style-name="ce10" office:value-type="string" calcext:value-type="string">
            <text:p>Speaker_En</text:p>
          </table:table-cell>
          <table:table-cell table:style-name="ce11" office:value-type="string" calcext:value-type="string">
            <text:p>Reset DUART</text:p>
          </table:table-cell>
          <table:table-cell table:style-name="ce10" office:value-type="string" calcext:value-type="string">
            <text:p>GPI_FlowCtrl</text:p>
          </table:table-cell>
          <table:table-cell table:style-name="ce12"/>
          <table:table-cell table:number-columns-repeated="100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3">
        <table:table-column table:style-name="co8" table:default-cell-style-name="ce13"/>
        <table:table-column table:style-name="co9" table:default-cell-style-name="ce13"/>
        <table:table-column table:style-name="co9" table:default-cell-style-name="ce26"/>
        <table:table-column table:style-name="co10" table:number-columns-repeated="2" table:default-cell-style-name="ce30"/>
        <table:table-column table:style-name="co11" table:default-cell-style-name="ce30"/>
        <table:table-column table:style-name="co12" table:default-cell-style-name="ce13"/>
        <table:table-column table:style-name="co4" table:default-cell-style-name="ce26"/>
        <table:table-column table:style-name="co13" table:default-cell-style-name="ce13"/>
        <table:table-column table:style-name="co4" table:number-columns-repeated="1014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Master Parts List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5" office:value-type="string" calcext:value-type="string">
            <text:p>Item</text:p>
          </table:table-cell>
          <table:table-cell table:style-name="ce22" office:value-type="string" calcext:value-type="string">
            <text:p>Symbols</text:p>
          </table:table-cell>
          <table:table-cell table:style-name="ce27" office:value-type="string" calcext:value-type="string">
            <text:p>Quantity</text:p>
          </table:table-cell>
          <table:table-cell table:style-name="ce31" office:value-type="string" office:string-value="Price(each)" calcext:value-type="string">
            <text:p>Price(each) </text:p>
          </table:table-cell>
          <table:table-cell table:style-name="ce31" office:value-type="string" office:string-value="Price(sum)" calcext:value-type="string">
            <text:p>Price(sum) </text:p>
          </table:table-cell>
          <table:table-cell table:style-name="ce31" office:value-type="string" office:string-value="Description" calcext:value-type="string">
            <text:p>Description </text:p>
          </table:table-cell>
          <table:table-cell table:style-name="ce15" office:value-type="string" calcext:value-type="string">
            <text:p>Manufacturers Part Number</text:p>
          </table:table-cell>
          <table:table-cell table:style-name="ce27"/>
          <table:table-cell table:style-name="ce15" office:value-type="string" calcext:value-type="string">
            <text:p>Website of Part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Processor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2.26 </text:p>
          </table:table-cell>
          <table:table-cell table:formula="of:=[.C8]*[.D8]" office:value-type="float" office:value="11.28" calcext:value-type="float">
            <text:p>11.28 </text:p>
          </table:table-cell>
          <table:table-cell table:style-name="ce35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39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Sold Processor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(2.00)</text:p>
          </table:table-cell>
          <table:table-cell table:formula="of:=[.C9]*[.D9]" office:value-type="float" office:value="-2" calcext:value-type="float">
            <text:p>(2.00)</text:p>
          </table:table-cell>
          <table:table-cell table:style-name="ce35" office:value-type="string" calcext:value-type="string">
            <text:p>CPU purchased by Brian</text:p>
          </table:table-cell>
          <table:table-cell table:number-columns-repeated="2"/>
          <table:table-cell table:style-name="ce39"/>
          <table:table-cell table:number-columns-repeated="1015"/>
        </table:table-row>
        <table:table-row table:style-name="ro1">
          <table:table-cell table:style-name="ce16" office:value-type="string" calcext:value-type="string">
            <text:p>Processor Socket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 </text:p>
          </table:table-cell>
          <table:table-cell table:formula="of:=[.C10]*[.D10]" office:value-type="float" office:value="2.84" calcext:value-type="float">
            <text:p>2.84 </text:p>
          </table:table-cell>
          <table:table-cell table:style-name="ce13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39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PU Oscillato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2.37 </text:p>
          </table:table-cell>
          <table:table-cell table:formula="of:=[.C11]*[.D11]" office:value-type="float" office:value="2.37" calcext:value-type="float">
            <text:p>2.37 </text:p>
          </table:table-cell>
          <table:table-cell table:style-name="ce13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39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Oscillator Sockets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 </text:p>
          </table:table-cell>
          <table:table-cell table:formula="of:=[.C12]*[.D12]" office:value-type="float" office:value="0.5" calcext:value-type="float">
            <text:p>0.50 </text:p>
          </table:table-cell>
          <table:table-cell table:style-name="ce13" office:value-type="string" calcext:value-type="string">
            <text:p>8-pin dip socket</text:p>
          </table:table-cell>
          <table:table-cell table:number-columns-repeated="2"/>
          <table:table-cell table:style-name="ce39" office:value-type="string" calcext:value-type="string">
            <text:p>supply closet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PLD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.00 </text:p>
          </table:table-cell>
          <table:table-cell table:formula="of:=[.C13]*[.D13]" office:value-type="float" office:value="16" calcext:value-type="float">
            <text:p>16.00 </text:p>
          </table:table-cell>
          <table:table-cell table:style-name="ce13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39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PLD Socket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0.51 </text:p>
          </table:table-cell>
          <table:table-cell table:formula="of:=[.C14]*[.D14]" office:value-type="float" office:value="2.56" calcext:value-type="float">
            <text:p>2.56 </text:p>
          </table:table-cell>
          <table:table-cell table:style-name="ce13" office:value-type="string" calcext:value-type="string">
            <text:p>5x PLCC IC Socket DIP 84 PINS PLCC-84</text:p>
          </table:table-cell>
          <table:table-cell office:value-type="string" calcext:value-type="string">
            <text:p>?</text:p>
          </table:table-cell>
          <table:table-cell/>
          <table:table-cell table:style-name="ce39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Jtag</text:p>
          </table:table-cell>
          <table:table-cell table:style-name="ce16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 </text:p>
          </table:table-cell>
          <table:table-cell table:formula="of:=[.C15]*[.D15]" office:value-type="float" office:value="2.04" calcext:value-type="float">
            <text:p>2.04 </text:p>
          </table:table-cell>
          <table:table-cell table:style-name="ce13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39" office:value-type="string" calcext:value-type="string">
            <text:p><text:a xlink:href="http://www.mouser.com/Search/ProductDetail.aspx?qs=GAPJcf4kvdv3Xd3iPYTA6w%3D%3D" xlink:type="simple">http://www.mouser.com/Search/ProductDetail.aspx?qs=GAPJcf4kvdv3Xd3iPYTA6w%3d%3d</text:a>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DUART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5.00 </text:p>
          </table:table-cell>
          <table:table-cell table:formula="of:=[.C16]*[.D16]" office:value-type="float" office:value="9.99" calcext:value-type="float">
            <text:p>9.99 </text:p>
          </table:table-cell>
          <table:table-cell table:style-name="ce13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39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Duart Socket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 </text:p>
          </table:table-cell>
          <table:table-cell table:formula="of:=[.C17]*[.D17]" office:value-type="float" office:value="1.02" calcext:value-type="float">
            <text:p>1.02 </text:p>
          </table:table-cell>
          <table:table-cell table:style-name="ce13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39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Duart CLK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 </text:p>
          </table:table-cell>
          <table:table-cell table:formula="of:=[.C18]*[.D18]" office:value-type="float" office:value="1.88" calcext:value-type="float">
            <text:p>1.88 </text:p>
          </table:table-cell>
          <table:table-cell table:style-name="ce13" office:value-type="string" calcext:value-type="string">
            <text:p>OSC 3.6864 MHZ 5.0V FULL SIZE</text:p>
          </table:table-cell>
          <table:table-cell office:value-type="string" calcext:value-type="string">
            <text:p>XC1158-ND</text:p>
          </table:table-cell>
          <table:table-cell/>
          <table:table-cell table:style-name="ce39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RS232 Driver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.37 </text:p>
          </table:table-cell>
          <table:table-cell table:formula="of:=[.C19]*[.D19]" office:value-type="float" office:value="2.74" calcext:value-type="float">
            <text:p>2.74 </text:p>
          </table:table-cell>
          <table:table-cell table:style-name="ce13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39" office:value-type="string" calcext:value-type="string">
            <text:p>digikey</text:p>
          </table:table-cell>
          <table:table-cell table:style-name="ce40" office:value-type="string" calcext:value-type="string">
            <text:p>Needs some 1uF caps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RS232 Driver Socket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 </text:p>
          </table:table-cell>
          <table:table-cell table:formula="of:=[.C20]*[.D20]" office:value-type="float" office:value="0.5" calcext:value-type="float">
            <text:p>0.50 </text:p>
          </table:table-cell>
          <table:table-cell table:style-name="ce13" office:value-type="string" calcext:value-type="string">
            <text:p>16-pin dip socket</text:p>
          </table:table-cell>
          <table:table-cell table:number-columns-repeated="2"/>
          <table:table-cell table:style-name="ce39" office:value-type="string" calcext:value-type="string">
            <text:p>supply closet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D-Sub connecto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 </text:p>
          </table:table-cell>
          <table:table-cell table:formula="of:=[.C21]*[.D21]" office:value-type="float" office:value="1.54" calcext:value-type="float">
            <text:p>1.54 </text:p>
          </table:table-cell>
          <table:table-cell table:style-name="ce13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39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Ram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4.98 </text:p>
          </table:table-cell>
          <table:table-cell table:formula="of:=[.C22]*[.D22]" office:value-type="float" office:value="9.96" calcext:value-type="float">
            <text:p>9.96 </text:p>
          </table:table-cell>
          <table:table-cell table:style-name="ce13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39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Rom</text:p>
          </table:table-cell>
          <table:table-cell table:style-name="ce16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1.67 </text:p>
          </table:table-cell>
          <table:table-cell table:formula="of:=[.C23]*[.D23]" office:value-type="float" office:value="6.68" calcext:value-type="float">
            <text:p>6.68 </text:p>
          </table:table-cell>
          <table:table-cell table:style-name="ce13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39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Rom ZIF Socket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2.49 </text:p>
          </table:table-cell>
          <table:table-cell table:formula="of:=[.C24]*[.D24]" office:value-type="float" office:value="4.98" calcext:value-type="float">
            <text:p>4.98 </text:p>
          </table:table-cell>
          <table:table-cell table:style-name="ce13" office:value-type="string" calcext:value-type="string">
            <text:p>40Pin ZIF ZIP DIP</text:p>
          </table:table-cell>
          <table:table-cell table:style-name="ce36"/>
          <table:table-cell table:style-name="ce30"/>
          <table:table-cell table:style-name="ce39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5v Regulato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4.27 </text:p>
          </table:table-cell>
          <table:table-cell table:formula="of:=[.C25]*[.D25]" office:value-type="float" office:value="4.27" calcext:value-type="float">
            <text:p>4.27 </text:p>
          </table:table-cell>
          <table:table-cell table:style-name="ce13" office:value-type="string" calcext:value-type="string">
            <text:p>IC REG LDO 5V 3A TO220-3</text:p>
          </table:table-cell>
          <table:table-cell office:value-type="string" calcext:value-type="string">
            <text:p>LT323AT</text:p>
          </table:table-cell>
          <table:table-cell/>
          <table:table-cell table:style-name="ce39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ON/OFF switch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 </text:p>
          </table:table-cell>
          <table:table-cell table:formula="of:=[.C26]*[.D26]" office:value-type="float" office:value="2.18" calcext:value-type="float">
            <text:p>2.18 </text:p>
          </table:table-cell>
          <table:table-cell table:style-name="ce13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39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Reset Button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.76 </text:p>
          </table:table-cell>
          <table:table-cell table:formula="of:=[.C27]*[.D27]" office:value-type="float" office:value="1.52" calcext:value-type="float">
            <text:p>1.52 </text:p>
          </table:table-cell>
          <table:table-cell table:style-name="ce13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39" office:value-type="string" calcext:value-type="string">
            <text:p><text:a xlink:href="http://search.digikey.com/scripts/DkSearch/dksus.dll?Detail?name=SW415-ND" xlink:type="simple">http://search.digikey.com/scripts/DkSearch/dksus.dll?Detail?name=SW415-ND</text:a>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EDs</text:p>
          </table:table-cell>
          <table:table-cell table:style-name="ce16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0.31 </text:p>
          </table:table-cell>
          <table:table-cell table:formula="of:=[.C28]*[.D28]" office:value-type="float" office:value="5.634" calcext:value-type="float">
            <text:p>5.63 </text:p>
          </table:table-cell>
          <table:table-cell table:style-name="ce36" office:value-type="string" office:string-value="SMD 3.2X1.6MM LOW CRNT Blue" calcext:value-type="string">
            <text:p>SMD 3.2X1.6MM LOW CRNT Blue </text:p>
          </table:table-cell>
          <table:table-cell office:value-type="string" calcext:value-type="string">
            <text:p>APT3216LVBC/D</text:p>
          </table:table-cell>
          <table:table-cell office:value-type="string" calcext:value-type="string">
            <text:p>m</text:p>
          </table:table-cell>
          <table:table-cell table:style-name="ce39" office:value-type="string" calcext:value-type="string">
            <text:p><text:a xlink:href="http://www.mouser.com/Search/ProductDetail.aspx?qs=7JStj%2FjQ2SEA%252b%2FUbcPiheQ%3D%3D" xlink:type="simple">http://www.mouser.com/Search/ProductDetail.aspx?qs=7JStj%2fjQ2SEA%252b%2fUbcPiheQ%3d%3d</text:a>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Resistor 1.0k</text:p>
          </table:table-cell>
          <table:table-cell table:style-name="ce23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1 </text:p>
          </table:table-cell>
          <table:table-cell table:formula="of:=[.C29]*[.D29]" office:value-type="float" office:value="0.6" calcext:value-type="float">
            <text:p>0.60 </text:p>
          </table:table-cell>
          <table:table-cell table:style-name="ce36" office:value-type="string" office:string-value="SMD 0805 1Kohms 5% AEC-Q200" calcext:value-type="string">
            <text:p>SMD 0805 1Kohms 5% AEC-Q200 </text:p>
          </table:table-cell>
          <table:table-cell office:value-type="string" calcext:value-type="string">
            <text:p>ERJ-6GEYJ102V</text:p>
          </table:table-cell>
          <table:table-cell office:value-type="string" calcext:value-type="string">
            <text:p>m</text:p>
          </table:table-cell>
          <table:table-cell table:style-name="ce39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Resistor 4.7k</text:p>
          </table:table-cell>
          <table:table-cell table:style-name="ce23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1 </text:p>
          </table:table-cell>
          <table:table-cell table:formula="of:=[.C30]*[.D30]" office:value-type="float" office:value="0.6" calcext:value-type="float">
            <text:p>0.60 </text:p>
          </table:table-cell>
          <table:table-cell table:style-name="ce36" office:value-type="string" office:string-value="SMD 0805 4.7Kohms 5% AEC-Q200" calcext:value-type="string">
            <text:p>SMD 0805 4.7Kohms 5% AEC-Q200 </text:p>
          </table:table-cell>
          <table:table-cell table:style-name="ce36" office:value-type="string" office:string-value="ERJ-6GEYJ472V" calcext:value-type="string">
            <text:p>ERJ-6GEYJ472V </text:p>
          </table:table-cell>
          <table:table-cell office:value-type="string" calcext:value-type="string">
            <text:p>m</text:p>
          </table:table-cell>
          <table:table-cell table:style-name="ce39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apacitor 1 uF</text:p>
          </table:table-cell>
          <table:table-cell table:style-name="ce23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0.04 </text:p>
          </table:table-cell>
          <table:table-cell table:formula="of:=[.C31]*[.D31]" office:value-type="float" office:value="1.33" calcext:value-type="float">
            <text:p>1.33 </text:p>
          </table:table-cell>
          <table:table-cell table:style-name="ce37" office:value-type="string" calcext:value-type="string">
            <text:p>MLCC - SMD/SMT 0805 1uF 16volts X5R 10%</text:p>
          </table:table-cell>
          <table:table-cell office:value-type="string" calcext:value-type="string">
            <text:p>GRM21BR61C105KA01L</text:p>
          </table:table-cell>
          <table:table-cell office:value-type="string" calcext:value-type="string">
            <text:p>m</text:p>
          </table:table-cell>
          <table:table-cell table:style-name="ce39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apacitor 22 uF 6.3V</text:p>
          </table:table-cell>
          <table:table-cell table:style-name="ce23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 </text:p>
          </table:table-cell>
          <table:table-cell table:formula="of:=[.C32]*[.D32]" office:value-type="float" office:value="0.48" calcext:value-type="float">
            <text:p>0.48 </text:p>
          </table:table-cell>
          <table:table-cell table:style-name="ce37" office:value-type="string" calcext:value-type="string">
            <text:p>MLCC - SMD/SMT 0805 22uF 6.3volts X5R 20%</text:p>
          </table:table-cell>
          <table:table-cell office:value-type="string" calcext:value-type="string">
            <text:p>GRM21BR60J226ME39L</text:p>
          </table:table-cell>
          <table:table-cell office:value-type="string" calcext:value-type="string">
            <text:p>m</text:p>
          </table:table-cell>
          <table:table-cell table:style-name="ce39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Capacitor 47 uF 25V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 </text:p>
          </table:table-cell>
          <table:table-cell table:formula="of:=[.C33]*[.D33]" office:value-type="float" office:value="0.99" calcext:value-type="float">
            <text:p>0.99 </text:p>
          </table:table-cell>
          <table:table-cell table:style-name="ce37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39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Barrel Plug (Male)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 </text:p>
          </table:table-cell>
          <table:table-cell table:formula="of:=[.C34]*[.D34]" office:value-type="float" office:value="0.85" calcext:value-type="float">
            <text:p>0.85 </text:p>
          </table:table-cell>
          <table:table-cell table:style-name="ce37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39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9V AC Adaptor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6.59 </text:p>
          </table:table-cell>
          <table:table-cell table:formula="of:=[.C35]*[.D35]" office:value-type="float" office:value="6.59" calcext:value-type="float">
            <text:p>6.59 </text:p>
          </table:table-cell>
          <table:table-cell table:style-name="ce37" office:value-type="string" calcext:value-type="string">
            <text:p>9V 2A 2000mA DC AC Adapter Charger</text:p>
          </table:table-cell>
          <table:table-cell office:value-type="string" calcext:value-type="string">
            <text:p>-</text:p>
          </table:table-cell>
          <table:table-cell/>
          <table:table-cell table:style-name="ce39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Logic Analyser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6.79 </text:p>
          </table:table-cell>
          <table:table-cell table:formula="of:=[.C36]*[.D36]" office:value-type="float" office:value="6.79" calcext:value-type="float">
            <text:p>6.79 </text:p>
          </table:table-cell>
          <table:table-cell table:style-name="ce37"/>
          <table:table-cell table:number-columns-repeated="2"/>
          <table:table-cell table:style-name="ce39"/>
          <table:table-cell table:number-columns-repeated="1015"/>
        </table:table-row>
        <table:table-row table:style-name="ro1">
          <table:table-cell office:value-type="string" calcext:value-type="string">
            <text:p>PCB Board</text:p>
          </table:table-cell>
          <table:table-cell table:style-name="ce19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.00 </text:p>
          </table:table-cell>
          <table:table-cell table:formula="of:=[.C37]*[.D37]" office:value-type="float" office:value="33" calcext:value-type="float">
            <text:p>33.00 </text:p>
          </table:table-cell>
          <table:table-cell table:style-name="ce13"/>
          <table:table-cell table:number-columns-repeated="2"/>
          <table:table-cell table:style-name="ce39"/>
          <table:table-cell table:number-columns-repeated="1015"/>
        </table:table-row>
        <table:table-row table:style-name="ro1">
          <table:table-cell table:style-name="ce19" office:value-type="string" calcext:value-type="string">
            <text:p>PCB Shipping and H</text:p>
          </table:table-cell>
          <table:table-cell table:style-name="ce19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.00 </text:p>
          </table:table-cell>
          <table:table-cell table:formula="of:=[.C38]*[.D38]" office:value-type="float" office:value="22" calcext:value-type="float">
            <text:p>22.00 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Digikey Shipping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10.55" calcext:value-type="float">
            <text:p>10.55 </text:p>
          </table:table-cell>
          <table:table-cell table:formula="of:=[.C39]*[.D39]" office:value-type="float" office:value="10.55" calcext:value-type="float">
            <text:p>10.55 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Mouser Shipping+Tax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7.77" calcext:value-type="float">
            <text:p>7.77 </text:p>
          </table:table-cell>
          <table:table-cell table:formula="of:=[.C40]*[.D40]" office:value-type="float" office:value="7.77" calcext:value-type="float">
            <text:p>7.77 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68000 Shipping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32" office:value-type="float" office:value="2" calcext:value-type="float">
            <text:p>2.00 </text:p>
          </table:table-cell>
          <table:table-cell table:style-name="ce32" table:formula="of:=[.C41]*[.D41]" office:value-type="float" office:value="2" calcext:value-type="float">
            <text:p>2.00 </text:p>
          </table:table-cell>
          <table:table-cell table:style-name="ce32"/>
          <table:table-cell table:style-name="ce38"/>
          <table:table-cell table:style-name="ce28"/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20" office:value-type="string" calcext:value-type="string">
            <text:p>DUART Shipping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32" office:value-type="float" office:value="2.5" calcext:value-type="float">
            <text:p>2.50 </text:p>
          </table:table-cell>
          <table:table-cell table:style-name="ce32" table:formula="of:=[.C42]*[.D42]" office:value-type="float" office:value="2.5" calcext:value-type="float">
            <text:p>2.50 </text:p>
          </table:table-cell>
          <table:table-cell table:style-name="ce32"/>
          <table:table-cell table:style-name="ce38"/>
          <table:table-cell table:style-name="ce28"/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20" office:value-type="string" calcext:value-type="string">
            <text:p>CPLD Shipping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32" office:value-type="float" office:value="4.1" calcext:value-type="float">
            <text:p>4.10 </text:p>
          </table:table-cell>
          <table:table-cell table:style-name="ce32" table:formula="of:=[.C43]*[.D43]" office:value-type="float" office:value="4.1" calcext:value-type="float">
            <text:p>4.10 </text:p>
          </table:table-cell>
          <table:table-cell table:style-name="ce32"/>
          <table:table-cell table:style-name="ce38"/>
          <table:table-cell table:style-name="ce28"/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20" office:value-type="string" calcext:value-type="string">
            <text:p>84pin socket shipping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32" office:value-type="float" office:value="1.85" calcext:value-type="float">
            <text:p>1.85 </text:p>
          </table:table-cell>
          <table:table-cell table:style-name="ce32" table:formula="of:=[.C44]*[.D44]" office:value-type="float" office:value="1.85" calcext:value-type="float">
            <text:p>1.85 </text:p>
          </table:table-cell>
          <table:table-cell table:style-name="ce32"/>
          <table:table-cell table:style-name="ce38"/>
          <table:table-cell table:style-name="ce28"/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20" office:value-type="string" calcext:value-type="string">
            <text:p>ZIF socket shipping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32" office:value-type="float" office:value="2.54" calcext:value-type="float">
            <text:p>2.54 </text:p>
          </table:table-cell>
          <table:table-cell table:style-name="ce32" table:formula="of:=[.C45]*[.D45]" office:value-type="float" office:value="2.54" calcext:value-type="float">
            <text:p>2.54 </text:p>
          </table:table-cell>
          <table:table-cell table:style-name="ce32"/>
          <table:table-cell table:style-name="ce38"/>
          <table:table-cell table:style-name="ce28"/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21" table:number-columns-repeated="2"/>
          <table:table-cell table:style-name="ce29"/>
          <table:table-cell table:style-name="ce33" office:value-type="string" office:string-value="Total Cost w/ Shipping" calcext:value-type="string">
            <text:p>Total Cost w/ Shipping </text:p>
          </table:table-cell>
          <table:table-cell table:style-name="ce34" table:formula="of:=SUM([.E8:.E45])" office:value-type="float" office:value="193.024" calcext:value-type="float">
            <text:p>193.02 </text:p>
          </table:table-cell>
          <table:table-cell table:style-name="ce34"/>
          <table:table-cell table:number-columns-repeated="1018"/>
        </table:table-row>
        <table:table-row table:style-name="ro1">
          <table:table-cell table:number-columns-repeated="5"/>
          <table:table-cell table:style-name="ce34" office:value-type="string" office:string-value="Shipping Costs" calcext:value-type="string">
            <text:p>Shipping Costs </text:p>
          </table:table-cell>
          <table:table-cell table:style-name="ce34" table:formula="of:=SUM([.E38:.E45])" office:value-type="float" office:value="53.31" calcext:value-type="float">
            <text:p>53.31 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39"/>
          <table:table-cell table:number-columns-repeated="1015"/>
        </table:table-row>
        <table:table-row table:style-name="ro5" table:number-rows-repeated="19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5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gikey" table:style-name="ta2"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6" table:default-cell-style-name="ce6"/>
        <table:table-column table:style-name="co5" table:number-columns-repeated="1012" table:default-cell-style-name="ce6"/>
        <table:table-row table:style-name="ro1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1019"/>
        </table:table-row>
        <table:table-row table:style-name="ro1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1">
          <table:table-cell office:value-type="string" calcext:value-type="string">
            <text:p>Shipping 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1">
          <table:table-cell office:value-type="string" calcext:value-type="string">
            <text:p>Billing 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ock_Calculations" table:style-name="ta4">
        <table:table-column table:style-name="co25" table:default-cell-style-name="ce6"/>
        <table:table-column table:style-name="co23" table:default-cell-style-name="ce6"/>
        <table:table-column table:style-name="co26" table:default-cell-style-name="ce6"/>
        <table:table-column table:style-name="co27" table:default-cell-style-name="ce41"/>
        <table:table-column table:style-name="co28" table:default-cell-style-name="ce6"/>
        <table:table-column table:style-name="co6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6" table:number-columns-repeated="2" table:default-cell-style-name="ce6"/>
        <table:table-column table:style-name="co29" table:default-cell-style-name="ce6"/>
        <table:table-column table:style-name="co6" table:number-columns-repeated="6" table:default-cell-style-name="ce6"/>
        <table:table-column table:style-name="co5" table:number-columns-repeated="1005" table:default-cell-style-name="ce6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v value</text:p>
          </table:table-cell>
          <table:table-cell office:value-type="string" calcext:value-type="string">
            <text:p>beat(Hz)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&lt;---</text:p>
          </table:table-cell>
          <table:table-cell table:number-columns-repeated="5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/>
          <table:table-cell table:formula="of:=ABS([.$H$18]/([.C2]+1)-[.B2])" office:value-type="float" office:value="15999983.65" calcext:value-type="float">
            <text:p>15999983.65000</text:p>
          </table:table-cell>
          <table:table-cell table:formula="of:=CEILING(LOG([.C2]+1;2))" office:value-type="float" office:value="0" calcext:value-type="float">
            <text:p>0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K$3]/[.H2]-1" office:value-type="float" office:value="4" calcext:value-type="float">
            <text:p>4</text:p>
          </table:table-cell>
          <table:table-cell table:formula="of:=CEILING(LOG([.I2]+1;2))" office:value-type="float" office:value="3" calcext:value-type="float">
            <text:p>3</text:p>
          </table:table-cell>
          <table:table-cell office:value-type="string" calcext:value-type="string">
            <text:p>Reference Clock</text:p>
          </table:table-cell>
          <table:table-cell table:number-columns-repeated="2"/>
          <table:table-cell office:value-type="string" calcext:value-type="string">
            <text:p>Reference Clock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N$3]/[.Q2]-1" office:value-type="float" office:value="4" calcext:value-type="float">
            <text:p>4</text:p>
          </table:table-cell>
          <table:table-cell table:formula="of:=CEILING(LOG([.R2]+1;2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.32</text:p>
          </table:table-cell>
          <table:table-cell/>
          <table:table-cell table:formula="of:=ABS([.$H$18]/([.C3]+1)-[.B3])" office:value-type="float" office:value="15999982.68" calcext:value-type="float">
            <text:p>15999982.68000</text:p>
          </table:table-cell>
          <table:table-cell table:formula="of:=CEILING(LOG([.C3]+1;2))" office:value-type="float" office:value="0" calcext:value-type="float">
            <text:p>0</text:p>
          </table:table-cell>
          <table:table-cell table:number-columns-repeated="2"/>
          <table:table-cell office:value-type="float" office:value="8888888.88888889" calcext:value-type="float">
            <text:p>8888888.88888889</text:p>
          </table:table-cell>
          <table:table-cell table:formula="of:=[.$K$3]/[.H3]-1" office:value-type="float" office:value="3.5" calcext:value-type="float">
            <text:p>3.5</text:p>
          </table:table-cell>
          <table:table-cell table:formula="of:=CEILING(LOG([.I3]+1;2))" office:value-type="float" office:value="3" calcext:value-type="float">
            <text:p>3</text:p>
          </table:table-cell>
          <table:table-cell office:value-type="float" office:value="40000000" calcext:value-type="float">
            <text:p>4000000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/>
          <table:table-cell table:formula="of:=ABS([.$H$18]/([.C4]+1)-[.B4])" office:value-type="float" office:value="15999981.65" calcext:value-type="float">
            <text:p>15999981.65000</text:p>
          </table:table-cell>
          <table:table-cell table:formula="of:=CEILING(LOG([.C4]+1;2))" office:value-type="float" office:value="0" calcext:value-type="float">
            <text:p>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[.$K$3]/[.H4]-1" office:value-type="float" office:value="3" calcext:value-type="float">
            <text:p>3</text:p>
          </table:table-cell>
          <table:table-cell table:formula="of:=CEILING(LOG([.I4]+1;2))" office:value-type="float" office:value="2" calcext:value-type="float">
            <text:p>2</text:p>
          </table:table-cell>
          <table:table-cell table:number-columns-repeated="6"/>
          <table:table-cell office:value-type="float" office:value="10000000" calcext:value-type="float">
            <text:p>10000000</text:p>
          </table:table-cell>
          <table:table-cell table:formula="of:=[.$N$3]/[.Q4]-1" office:value-type="float" office:value="3" calcext:value-type="float">
            <text:p>3</text:p>
          </table:table-cell>
          <table:table-cell table:formula="of:=CEILING(LOG([.R4]+1;2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.45</text:p>
          </table:table-cell>
          <table:table-cell/>
          <table:table-cell table:formula="of:=ABS([.$H$18]/([.C5]+1)-[.B5])" office:value-type="float" office:value="15999980.55" calcext:value-type="float">
            <text:p>15999980.55000</text:p>
          </table:table-cell>
          <table:table-cell table:formula="of:=CEILING(LOG([.C5]+1;2))" office:value-type="float" office:value="0" calcext:value-type="float">
            <text:p>0</text:p>
          </table:table-cell>
          <table:table-cell table:number-columns-repeated="2"/>
          <table:table-cell office:value-type="float" office:value="11428571.4285714" calcext:value-type="float">
            <text:p>11428571.4285714</text:p>
          </table:table-cell>
          <table:table-cell table:formula="of:=[.$K$3]/[.H5]-1" office:value-type="float" office:value="2.50000000000001" calcext:value-type="float">
            <text:p>2.5</text:p>
          </table:table-cell>
          <table:table-cell table:formula="of:=CEILING(LOG([.I5]+1;2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/>
          <table:table-cell table:formula="of:=ABS([.$H$18]/([.C6]+1)-[.B6])" office:value-type="float" office:value="15999979.4" calcext:value-type="float">
            <text:p>15999979.40000</text:p>
          </table:table-cell>
          <table:table-cell table:formula="of:=CEILING(LOG([.C6]+1;2))" office:value-type="float" office:value="0" calcext:value-type="float">
            <text:p>0</text:p>
          </table:table-cell>
          <table:table-cell table:number-columns-repeated="2"/>
          <table:table-cell office:value-type="float" office:value="13333333.3333333" calcext:value-type="float">
            <text:p>13333333.3333333</text:p>
          </table:table-cell>
          <table:table-cell table:formula="of:=[.$K$3]/[.H6]-1" office:value-type="float" office:value="2.00000000000001" calcext:value-type="float">
            <text:p>2</text:p>
          </table:table-cell>
          <table:table-cell table:formula="of:=CEILING(LOG([.I6]+1;2))" office:value-type="float" office:value="2" calcext:value-type="float">
            <text:p>2</text:p>
          </table:table-cell>
          <table:table-cell table:number-columns-repeated="6"/>
          <table:table-cell office:value-type="float" office:value="13333333.3333333" calcext:value-type="float">
            <text:p>13333333.3333333</text:p>
          </table:table-cell>
          <table:table-cell table:formula="of:=[.$N$3]/[.Q6]-1" office:value-type="float" office:value="2.00000000000001" calcext:value-type="float">
            <text:p>2</text:p>
          </table:table-cell>
          <table:table-cell table:formula="of:=CEILING(LOG([.R6]+1;2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/>
          <table:table-cell table:formula="of:=ABS([.$H$18]/([.C7]+1)-[.B7])" office:value-type="float" office:value="15999978.17" calcext:value-type="float">
            <text:p>15999978.17000</text:p>
          </table:table-cell>
          <table:table-cell table:formula="of:=CEILING(LOG([.C7]+1;2))" office:value-type="float" office:value="0" calcext:value-type="float">
            <text:p>0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formula="of:=[.$K$3]/[.H7]-1" office:value-type="float" office:value="1.5" calcext:value-type="float">
            <text:p>1.5</text:p>
          </table:table-cell>
          <table:table-cell table:formula="of:=CEILING(LOG([.I7]+1;2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 F#0/Gb0 </text:p>
          </table:table-cell>
          <table:table-cell office:value-type="float" office:value="23.12" calcext:value-type="float">
            <text:p>23.12</text:p>
          </table:table-cell>
          <table:table-cell/>
          <table:table-cell table:formula="of:=ABS([.$H$18]/([.C8]+1)-[.B8])" office:value-type="float" office:value="15999976.88" calcext:value-type="float">
            <text:p>15999976.88000</text:p>
          </table:table-cell>
          <table:table-cell table:formula="of:=CEILING(LOG([.C8]+1;2))" office:value-type="float" office:value="0" calcext:value-type="float">
            <text:p>0</text:p>
          </table:table-cell>
          <table:table-cell table:number-columns-repeated="2"/>
          <table:table-cell office:value-type="float" office:value="20000000" calcext:value-type="float">
            <text:p>20000000</text:p>
          </table:table-cell>
          <table:table-cell table:formula="of:=[.$K$3]/[.H8]-1" office:value-type="float" office:value="1" calcext:value-type="float">
            <text:p>1</text:p>
          </table:table-cell>
          <table:table-cell table:formula="of:=CEILING(LOG([.I8]+1;2))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20000000" calcext:value-type="float">
            <text:p>20000000</text:p>
          </table:table-cell>
          <table:table-cell table:style-name="ce1" table:formula="of:=[.$N$3]/[.Q8]-1" office:value-type="float" office:value="1" calcext:value-type="float">
            <text:p>1</text:p>
          </table:table-cell>
          <table:table-cell table:formula="of:=CEILING(LOG([.R8]+1;2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ABS([.$H$18]/([.C9]+1)-[.B9])" office:value-type="float" office:value="15999975.5" calcext:value-type="float">
            <text:p>15999975.50000</text:p>
          </table:table-cell>
          <table:table-cell table:formula="of:=CEILING(LOG([.C9]+1;2))" office:value-type="float" office:value="0" calcext:value-type="float">
            <text:p>0</text:p>
          </table:table-cell>
          <table:table-cell table:number-columns-repeated="2"/>
          <table:table-cell office:value-type="float" office:value="26666666.6666667" calcext:value-type="float">
            <text:p>26666666.6666667</text:p>
          </table:table-cell>
          <table:table-cell table:formula="of:=[.$K$3]/[.H9]-1" office:value-type="float" office:value="0.499999999999998" calcext:value-type="float">
            <text:p>0.5</text:p>
          </table:table-cell>
          <table:table-cell table:formula="of:=CEILING(LOG([.I9]+1;2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.96</text:p>
          </table:table-cell>
          <table:table-cell/>
          <table:table-cell table:formula="of:=ABS([.$H$18]/([.C10]+1)-[.B10])" office:value-type="float" office:value="15999974.04" calcext:value-type="float">
            <text:p>15999974.04000</text:p>
          </table:table-cell>
          <table:table-cell table:formula="of:=CEILING(LOG([.C10]+1;2))" office:value-type="float" office:value="0" calcext:value-type="float">
            <text:p>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formula="of:=[.$K$3]/[.H10]-1" office:value-type="float" office:value="0" calcext:value-type="float">
            <text:p>0</text:p>
          </table:table-cell>
          <table:table-cell table:formula="of:=CEILING(LOG([.I10]+1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rrupt generator</text:p>
          </table:table-cell>
          <table:table-cell table:number-columns-repeated="3"/>
          <table:table-cell office:value-type="float" office:value="40000000" calcext:value-type="float">
            <text:p>40000000</text:p>
          </table:table-cell>
          <table:table-cell table:formula="of:=[.$N$3]/[.Q10]-1" office:value-type="float" office:value="0" calcext:value-type="float">
            <text:p>0</text:p>
          </table:table-cell>
          <table:table-cell table:formula="of:=CEILING(LOG([.R10]+1;2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/>
          <table:table-cell table:formula="of:=ABS([.$H$18]/([.C11]+1)-[.B11])" office:value-type="float" office:value="15999972.5" calcext:value-type="float">
            <text:p>15999972.50000</text:p>
          </table:table-cell>
          <table:table-cell table:formula="of:=CEILING(LOG([.C11]+1;2))" office:value-type="float" office:value="0" calcext:value-type="float">
            <text:p>0</text:p>
          </table:table-cell>
          <table:table-cell table:number-columns-repeated="2"/>
          <table:table-cell office:value-type="float" office:value="80000000" calcext:value-type="float">
            <text:p>80000000</text:p>
          </table:table-cell>
          <table:table-cell table:formula="of:=[.$K$3]/[.H11]-1" office:value-type="float" office:value="-0.5" calcext:value-type="float">
            <text:p>-0.5</text:p>
          </table:table-cell>
          <table:table-cell table:formula="of:=CEILING(LOG([.I11]+1;2))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.14</text:p>
          </table:table-cell>
          <table:table-cell/>
          <table:table-cell table:formula="of:=ABS([.$H$18]/([.C12]+1)-[.B12])" office:value-type="float" office:value="15999970.86" calcext:value-type="float">
            <text:p>15999970.86000</text:p>
          </table:table-cell>
          <table:table-cell table:formula="of:=CEILING(LOG([.C12]+1;2))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eference Clock (CPU / 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/>
          <table:table-cell table:formula="of:=ABS([.$H$18]/([.C13]+1)-[.B13])" office:value-type="float" office:value="15999969.13" calcext:value-type="float">
            <text:p>15999969.13000</text:p>
          </table:table-cell>
          <table:table-cell table:formula="of:=CEILING(LOG([.C13]+1;2))" office:value-type="float" office:value="0" calcext:value-type="float">
            <text:p>0</text:p>
          </table:table-cell>
          <table:table-cell table:number-columns-repeated="7"/>
          <table:table-cell office:value-type="float" office:value="20000000" calcext:value-type="float">
            <text:p>2000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/>
          <table:table-cell table:formula="of:=ABS([.$H$18]/([.C14]+1)-[.B14])" office:value-type="float" office:value="15999967.3" calcext:value-type="float">
            <text:p>15999967.30000</text:p>
          </table:table-cell>
          <table:table-cell table:formula="of:=CEILING(LOG([.C14]+1;2))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/\/\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.65</text:p>
          </table:table-cell>
          <table:table-cell/>
          <table:table-cell table:formula="of:=ABS([.$H$18]/([.C15]+1)-[.B15])" office:value-type="float" office:value="15999965.35" calcext:value-type="float">
            <text:p>15999965.35000</text:p>
          </table:table-cell>
          <table:table-cell table:formula="of:=CEILING(LOG([.C1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/>
          <table:table-cell table:formula="of:=ABS([.$H$18]/([.C16]+1)-[.B16])" office:value-type="float" office:value="15999963.29" calcext:value-type="float">
            <text:p>15999963.29000</text:p>
          </table:table-cell>
          <table:table-cell table:formula="of:=CEILING(LOG([.C1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.89</text:p>
          </table:table-cell>
          <table:table-cell/>
          <table:table-cell table:formula="of:=ABS([.$H$18]/([.C17]+1)-[.B17])" office:value-type="float" office:value="15999961.11" calcext:value-type="float">
            <text:p>15999961.11000</text:p>
          </table:table-cell>
          <table:table-cell table:formula="of:=CEILING(LOG([.C17]+1;2))" office:value-type="float" office:value="0" calcext:value-type="float">
            <text:p>0</text:p>
          </table:table-cell>
          <table:table-cell/>
          <table:table-cell office:value-type="string" calcext:value-type="string">
            <text:p>&lt;---</text:p>
          </table:table-cell>
          <table:table-cell office:value-type="string" calcext:value-type="string">
            <text:p>Reference Clock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[.$M$13]/[.M17]-1" office:value-type="float" office:value="19999" calcext:value-type="float">
            <text:p>19999</text:p>
          </table:table-cell>
          <table:table-cell table:formula="of:=CEILING(LOG([.N17]+1;2)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/>
          <table:table-cell table:formula="of:=ABS([.$H$18]/([.C18]+1)-[.B18])" office:value-type="float" office:value="15999958.8" calcext:value-type="float">
            <text:p>15999958.80000</text:p>
          </table:table-cell>
          <table:table-cell table:formula="of:=CEILING(LOG([.C18]+1;2))" office:value-type="float" office:value="0" calcext:value-type="float">
            <text:p>0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/>
          <table:table-cell table:formula="of:=ABS([.$H$18]/([.C19]+1)-[.B19])" office:value-type="float" office:value="15999956.35" calcext:value-type="float">
            <text:p>15999956.35000</text:p>
          </table:table-cell>
          <table:table-cell table:formula="of:=CEILING(LOG([.C1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.25</text:p>
          </table:table-cell>
          <table:table-cell/>
          <table:table-cell table:formula="of:=ABS([.$H$18]/([.C20]+1)-[.B20])" office:value-type="float" office:value="15999953.75" calcext:value-type="float">
            <text:p>15999953.75000</text:p>
          </table:table-cell>
          <table:table-cell table:formula="of:=CEILING(LOG([.C2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/>
          <table:table-cell table:formula="of:=ABS([.$H$18]/([.C21]+1)-[.B21])" office:value-type="float" office:value="15999951" calcext:value-type="float">
            <text:p>15999951.00000</text:p>
          </table:table-cell>
          <table:table-cell table:formula="of:=CEILING(LOG([.C2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.91</text:p>
          </table:table-cell>
          <table:table-cell/>
          <table:table-cell table:formula="of:=ABS([.$H$18]/([.C22]+1)-[.B22])" office:value-type="float" office:value="15999948.09" calcext:value-type="float">
            <text:p>15999948.09000</text:p>
          </table:table-cell>
          <table:table-cell table:formula="of:=CEILING(LOG([.C2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ABS([.$H$18]/([.C23]+1)-[.B23])" office:value-type="float" office:value="15999945" calcext:value-type="float">
            <text:p>15999945.00000</text:p>
          </table:table-cell>
          <table:table-cell table:formula="of:=CEILING(LOG([.C2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.27</text:p>
          </table:table-cell>
          <table:table-cell/>
          <table:table-cell table:formula="of:=ABS([.$H$18]/([.C24]+1)-[.B24])" office:value-type="float" office:value="15999941.73" calcext:value-type="float">
            <text:p>15999941.73000</text:p>
          </table:table-cell>
          <table:table-cell table:formula="of:=CEILING(LOG([.C2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/>
          <table:table-cell table:formula="of:=ABS([.$H$18]/([.C25]+1)-[.B25])" office:value-type="float" office:value="15999938.26" calcext:value-type="float">
            <text:p>15999938.26000</text:p>
          </table:table-cell>
          <table:table-cell table:formula="of:=CEILING(LOG([.C2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/>
          <table:table-cell table:formula="of:=ABS([.$H$18]/([.C26]+1)-[.B26])" office:value-type="float" office:value="15999934.59" calcext:value-type="float">
            <text:p>15999934.59000</text:p>
          </table:table-cell>
          <table:table-cell table:formula="of:=CEILING(LOG([.C2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.3</text:p>
          </table:table-cell>
          <table:table-cell/>
          <table:table-cell table:formula="of:=ABS([.$H$18]/([.C27]+1)-[.B27])" office:value-type="float" office:value="15999930.7" calcext:value-type="float">
            <text:p>15999930.70000</text:p>
          </table:table-cell>
          <table:table-cell table:formula="of:=CEILING(LOG([.C2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/>
          <table:table-cell table:formula="of:=ABS([.$H$18]/([.C28]+1)-[.B28])" office:value-type="float" office:value="15999926.58" calcext:value-type="float">
            <text:p>15999926.58000</text:p>
          </table:table-cell>
          <table:table-cell table:formula="of:=CEILING(LOG([.C2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.78</text:p>
          </table:table-cell>
          <table:table-cell/>
          <table:table-cell table:formula="of:=ABS([.$H$18]/([.C29]+1)-[.B29])" office:value-type="float" office:value="15999922.22" calcext:value-type="float">
            <text:p>15999922.22000</text:p>
          </table:table-cell>
          <table:table-cell table:formula="of:=CEILING(LOG([.C2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/>
          <table:table-cell table:formula="of:=ABS([.$H$18]/([.C30]+1)-[.B30])" office:value-type="float" office:value="15999917.59" calcext:value-type="float">
            <text:p>15999917.59000</text:p>
          </table:table-cell>
          <table:table-cell table:formula="of:=CEILING(LOG([.C3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/>
          <table:table-cell table:formula="of:=ABS([.$H$18]/([.C31]+1)-[.B31])" office:value-type="float" office:value="15999912.69" calcext:value-type="float">
            <text:p>15999912.69000</text:p>
          </table:table-cell>
          <table:table-cell table:formula="of:=CEILING(LOG([.C3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.5</text:p>
          </table:table-cell>
          <table:table-cell/>
          <table:table-cell table:formula="of:=ABS([.$H$18]/([.C32]+1)-[.B32])" office:value-type="float" office:value="15999907.5" calcext:value-type="float">
            <text:p>15999907.50000</text:p>
          </table:table-cell>
          <table:table-cell table:formula="of:=CEILING(LOG([.C3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/>
          <table:table-cell table:formula="of:=ABS([.$H$18]/([.C33]+1)-[.B33])" office:value-type="float" office:value="15999902" calcext:value-type="float">
            <text:p>15999902.00000</text:p>
          </table:table-cell>
          <table:table-cell table:formula="of:=CEILING(LOG([.C3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.83</text:p>
          </table:table-cell>
          <table:table-cell/>
          <table:table-cell table:formula="of:=ABS([.$H$18]/([.C34]+1)-[.B34])" office:value-type="float" office:value="15999896.17" calcext:value-type="float">
            <text:p>15999896.17000</text:p>
          </table:table-cell>
          <table:table-cell table:formula="of:=CEILING(LOG([.C3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ABS([.$H$18]/([.C35]+1)-[.B35])" office:value-type="float" office:value="15999890" calcext:value-type="float">
            <text:p>15999890.00000</text:p>
          </table:table-cell>
          <table:table-cell table:formula="of:=CEILING(LOG([.C3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.54</text:p>
          </table:table-cell>
          <table:table-cell/>
          <table:table-cell table:formula="of:=ABS([.$H$18]/([.C36]+1)-[.B36])" office:value-type="float" office:value="15999883.46" calcext:value-type="float">
            <text:p>15999883.46000</text:p>
          </table:table-cell>
          <table:table-cell table:formula="of:=CEILING(LOG([.C3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/>
          <table:table-cell table:formula="of:=ABS([.$H$18]/([.C37]+1)-[.B37])" office:value-type="float" office:value="15999876.53" calcext:value-type="float">
            <text:p>15999876.53000</text:p>
          </table:table-cell>
          <table:table-cell table:formula="of:=CEILING(LOG([.C3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/>
          <table:table-cell table:formula="of:=ABS([.$H$18]/([.C38]+1)-[.B38])" office:value-type="float" office:value="15999869.19" calcext:value-type="float">
            <text:p>15999869.19000</text:p>
          </table:table-cell>
          <table:table-cell table:formula="of:=CEILING(LOG([.C3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.59</text:p>
          </table:table-cell>
          <table:table-cell/>
          <table:table-cell table:formula="of:=ABS([.$H$18]/([.C39]+1)-[.B39])" office:value-type="float" office:value="15999861.41" calcext:value-type="float">
            <text:p>15999861.41000</text:p>
          </table:table-cell>
          <table:table-cell table:formula="of:=CEILING(LOG([.C3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/>
          <table:table-cell table:formula="of:=ABS([.$H$18]/([.C40]+1)-[.B40])" office:value-type="float" office:value="15999853.17" calcext:value-type="float">
            <text:p>15999853.17000</text:p>
          </table:table-cell>
          <table:table-cell table:formula="of:=CEILING(LOG([.C4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.56</text:p>
          </table:table-cell>
          <table:table-cell/>
          <table:table-cell table:formula="of:=ABS([.$H$18]/([.C41]+1)-[.B41])" office:value-type="float" office:value="15999844.44" calcext:value-type="float">
            <text:p>15999844.44000</text:p>
          </table:table-cell>
          <table:table-cell table:formula="of:=CEILING(LOG([.C4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/>
          <table:table-cell table:formula="of:=ABS([.$H$18]/([.C42]+1)-[.B42])" office:value-type="float" office:value="15999835.19" calcext:value-type="float">
            <text:p>15999835.19000</text:p>
          </table:table-cell>
          <table:table-cell table:formula="of:=CEILING(LOG([.C4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/>
          <table:table-cell table:formula="of:=ABS([.$H$18]/([.C43]+1)-[.B43])" office:value-type="float" office:value="15999825.39" calcext:value-type="float">
            <text:p>15999825.39000</text:p>
          </table:table-cell>
          <table:table-cell table:formula="of:=CEILING(LOG([.C4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ABS([.$H$18]/([.C44]+1)-[.B44])" office:value-type="float" office:value="15999815" calcext:value-type="float">
            <text:p>15999815.00000</text:p>
          </table:table-cell>
          <table:table-cell table:formula="of:=CEILING(LOG([.C4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ABS([.$H$18]/([.C45]+1)-[.B45])" office:value-type="float" office:value="15999804" calcext:value-type="float">
            <text:p>15999804.00000</text:p>
          </table:table-cell>
          <table:table-cell table:formula="of:=CEILING(LOG([.C4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.65</text:p>
          </table:table-cell>
          <table:table-cell/>
          <table:table-cell table:formula="of:=ABS([.$H$18]/([.C46]+1)-[.B46])" office:value-type="float" office:value="15999792.35" calcext:value-type="float">
            <text:p>15999792.35000</text:p>
          </table:table-cell>
          <table:table-cell table:formula="of:=CEILING(LOG([.C4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ABS([.$H$18]/([.C47]+1)-[.B47])" office:value-type="float" office:value="15999780" calcext:value-type="float">
            <text:p>15999780.00000</text:p>
          </table:table-cell>
          <table:table-cell table:formula="of:=CEILING(LOG([.C4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formula="of:=ABS([.$H$18]/([.C48]+1)-[.B48])" office:value-type="float" office:value="15999766.92" calcext:value-type="float">
            <text:p>15999766.92000</text:p>
          </table:table-cell>
          <table:table-cell table:formula="of:=CEILING(LOG([.C4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/>
          <table:table-cell table:formula="of:=ABS([.$H$18]/([.C49]+1)-[.B49])" office:value-type="float" office:value="15999753.06" calcext:value-type="float">
            <text:p>15999753.06000</text:p>
          </table:table-cell>
          <table:table-cell table:formula="of:=CEILING(LOG([.C4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/>
          <table:table-cell table:formula="of:=ABS([.$H$18]/([.C50]+1)-[.B50])" office:value-type="float" office:value="15999738.37" calcext:value-type="float">
            <text:p>15999738.37000</text:p>
          </table:table-cell>
          <table:table-cell table:formula="of:=CEILING(LOG([.C5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formula="of:=ABS([.$H$18]/([.C51]+1)-[.B51])" office:value-type="float" office:value="15999722.82" calcext:value-type="float">
            <text:p>15999722.82000</text:p>
          </table:table-cell>
          <table:table-cell table:formula="of:=CEILING(LOG([.C5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formula="of:=ABS([.$H$18]/([.C52]+1)-[.B52])" office:value-type="float" office:value="15999706.34" calcext:value-type="float">
            <text:p>15999706.34000</text:p>
          </table:table-cell>
          <table:table-cell table:formula="of:=CEILING(LOG([.C5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formula="of:=ABS([.$H$18]/([.C53]+1)-[.B53])" office:value-type="float" office:value="15999688.87" calcext:value-type="float">
            <text:p>15999688.87000</text:p>
          </table:table-cell>
          <table:table-cell table:formula="of:=CEILING(LOG([.C5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formula="of:=ABS([.$H$18]/([.C54]+1)-[.B54])" office:value-type="float" office:value="15999670.37" calcext:value-type="float">
            <text:p>15999670.37000</text:p>
          </table:table-cell>
          <table:table-cell table:formula="of:=CEILING(LOG([.C5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formula="of:=ABS([.$H$18]/([.C55]+1)-[.B55])" office:value-type="float" office:value="15999650.77" calcext:value-type="float">
            <text:p>15999650.77000</text:p>
          </table:table-cell>
          <table:table-cell table:formula="of:=CEILING(LOG([.C5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formula="of:=ABS([.$H$18]/([.C56]+1)-[.B56])" office:value-type="float" office:value="15999630.01" calcext:value-type="float">
            <text:p>15999630.01000</text:p>
          </table:table-cell>
          <table:table-cell table:formula="of:=CEILING(LOG([.C5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ABS([.$H$18]/([.C57]+1)-[.B57])" office:value-type="float" office:value="15999608" calcext:value-type="float">
            <text:p>15999608.00000</text:p>
          </table:table-cell>
          <table:table-cell table:formula="of:=CEILING(LOG([.C5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/>
          <table:table-cell table:formula="of:=ABS([.$H$18]/([.C58]+1)-[.B58])" office:value-type="float" office:value="15999584.7" calcext:value-type="float">
            <text:p>15999584.70000</text:p>
          </table:table-cell>
          <table:table-cell table:formula="of:=CEILING(LOG([.C5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$H$18]/([.C59]+1)-[.B59])" office:value-type="float" office:value="15999560" calcext:value-type="float">
            <text:p>15999560.00000</text:p>
          </table:table-cell>
          <table:table-cell table:formula="of:=CEILING(LOG([.C5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/>
          <table:table-cell table:formula="of:=ABS([.$H$18]/([.C60]+1)-[.B60])" office:value-type="float" office:value="15999533.84" calcext:value-type="float">
            <text:p>15999533.84000</text:p>
          </table:table-cell>
          <table:table-cell table:formula="of:=CEILING(LOG([.C6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/>
          <table:table-cell table:formula="of:=ABS([.$H$18]/([.C61]+1)-[.B61])" office:value-type="float" office:value="15999506.12" calcext:value-type="float">
            <text:p>15999506.12000</text:p>
          </table:table-cell>
          <table:table-cell table:formula="of:=CEILING(LOG([.C6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/>
          <table:table-cell table:formula="of:=ABS([.$H$18]/([.C62]+1)-[.B62])" office:value-type="float" office:value="15999476.75" calcext:value-type="float">
            <text:p>15999476.75000</text:p>
          </table:table-cell>
          <table:table-cell table:formula="of:=CEILING(LOG([.C6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/>
          <table:table-cell table:formula="of:=ABS([.$H$18]/([.C63]+1)-[.B63])" office:value-type="float" office:value="15999445.63" calcext:value-type="float">
            <text:p>15999445.63000</text:p>
          </table:table-cell>
          <table:table-cell table:formula="of:=CEILING(LOG([.C6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/>
          <table:table-cell table:formula="of:=ABS([.$H$18]/([.C64]+1)-[.B64])" office:value-type="float" office:value="15999412.67" calcext:value-type="float">
            <text:p>15999412.67000</text:p>
          </table:table-cell>
          <table:table-cell table:formula="of:=CEILING(LOG([.C6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/>
          <table:table-cell table:formula="of:=ABS([.$H$18]/([.C65]+1)-[.B65])" office:value-type="float" office:value="15999377.75" calcext:value-type="float">
            <text:p>15999377.75000</text:p>
          </table:table-cell>
          <table:table-cell table:formula="of:=CEILING(LOG([.C6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/>
          <table:table-cell table:formula="of:=ABS([.$H$18]/([.C66]+1)-[.B66])" office:value-type="float" office:value="15999340.75" calcext:value-type="float">
            <text:p>15999340.75000</text:p>
          </table:table-cell>
          <table:table-cell table:formula="of:=CEILING(LOG([.C6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/>
          <table:table-cell table:formula="of:=ABS([.$H$18]/([.C67]+1)-[.B67])" office:value-type="float" office:value="15999301.54" calcext:value-type="float">
            <text:p>15999301.54000</text:p>
          </table:table-cell>
          <table:table-cell table:formula="of:=CEILING(LOG([.C6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/>
          <table:table-cell table:formula="of:=ABS([.$H$18]/([.C68]+1)-[.B68])" office:value-type="float" office:value="15999260.01" calcext:value-type="float">
            <text:p>15999260.01000</text:p>
          </table:table-cell>
          <table:table-cell table:formula="of:=CEILING(LOG([.C6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/>
          <table:table-cell table:formula="of:=ABS([.$H$18]/([.C69]+1)-[.B69])" office:value-type="float" office:value="15999216.01" calcext:value-type="float">
            <text:p>15999216.01000</text:p>
          </table:table-cell>
          <table:table-cell table:formula="of:=CEILING(LOG([.C6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/>
          <table:table-cell table:formula="of:=ABS([.$H$18]/([.C70]+1)-[.B70])" office:value-type="float" office:value="15999169.39" calcext:value-type="float">
            <text:p>15999169.39000</text:p>
          </table:table-cell>
          <table:table-cell table:formula="of:=CEILING(LOG([.C7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ABS([.$H$18]/([.C71]+1)-[.B71])" office:value-type="float" office:value="15999120" calcext:value-type="float">
            <text:p>15999120.00000</text:p>
          </table:table-cell>
          <table:table-cell table:formula="of:=CEILING(LOG([.C7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/>
          <table:table-cell table:formula="of:=ABS([.$H$18]/([.C72]+1)-[.B72])" office:value-type="float" office:value="15999067.67" calcext:value-type="float">
            <text:p>15999067.67000</text:p>
          </table:table-cell>
          <table:table-cell table:formula="of:=CEILING(LOG([.C7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/>
          <table:table-cell table:formula="of:=ABS([.$H$18]/([.C73]+1)-[.B73])" office:value-type="float" office:value="15999012.23" calcext:value-type="float">
            <text:p>15999012.23000</text:p>
          </table:table-cell>
          <table:table-cell table:formula="of:=CEILING(LOG([.C7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/>
          <table:table-cell table:formula="of:=ABS([.$H$18]/([.C74]+1)-[.B74])" office:value-type="float" office:value="15998953.5" calcext:value-type="float">
            <text:p>15998953.50000</text:p>
          </table:table-cell>
          <table:table-cell table:formula="of:=CEILING(LOG([.C7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/>
          <table:table-cell table:formula="of:=ABS([.$H$18]/([.C75]+1)-[.B75])" office:value-type="float" office:value="15998891.27" calcext:value-type="float">
            <text:p>15998891.27000</text:p>
          </table:table-cell>
          <table:table-cell table:formula="of:=CEILING(LOG([.C7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/>
          <table:table-cell table:formula="of:=ABS([.$H$18]/([.C76]+1)-[.B76])" office:value-type="float" office:value="15998825.34" calcext:value-type="float">
            <text:p>15998825.34000</text:p>
          </table:table-cell>
          <table:table-cell table:formula="of:=CEILING(LOG([.C7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/>
          <table:table-cell table:formula="of:=ABS([.$H$18]/([.C77]+1)-[.B77])" office:value-type="float" office:value="15998755.49" calcext:value-type="float">
            <text:p>15998755.49000</text:p>
          </table:table-cell>
          <table:table-cell table:formula="of:=CEILING(LOG([.C7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/>
          <table:table-cell table:formula="of:=ABS([.$H$18]/([.C78]+1)-[.B78])" office:value-type="float" office:value="15998681.49" calcext:value-type="float">
            <text:p>15998681.49000</text:p>
          </table:table-cell>
          <table:table-cell table:formula="of:=CEILING(LOG([.C7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/>
          <table:table-cell table:formula="of:=ABS([.$H$18]/([.C79]+1)-[.B79])" office:value-type="float" office:value="15998603.09" calcext:value-type="float">
            <text:p>15998603.09000</text:p>
          </table:table-cell>
          <table:table-cell table:formula="of:=CEILING(LOG([.C7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/>
          <table:table-cell table:formula="of:=ABS([.$H$18]/([.C80]+1)-[.B80])" office:value-type="float" office:value="15998520.02" calcext:value-type="float">
            <text:p>15998520.02000</text:p>
          </table:table-cell>
          <table:table-cell table:formula="of:=CEILING(LOG([.C8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/>
          <table:table-cell table:formula="of:=ABS([.$H$18]/([.C81]+1)-[.B81])" office:value-type="float" office:value="15998432.02" calcext:value-type="float">
            <text:p>15998432.02000</text:p>
          </table:table-cell>
          <table:table-cell table:formula="of:=CEILING(LOG([.C8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/>
          <table:table-cell table:formula="of:=ABS([.$H$18]/([.C82]+1)-[.B82])" office:value-type="float" office:value="15998338.78" calcext:value-type="float">
            <text:p>15998338.78000</text:p>
          </table:table-cell>
          <table:table-cell table:formula="of:=CEILING(LOG([.C8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/>
          <table:table-cell table:formula="of:=ABS([.$H$18]/([.C83]+1)-[.B83])" office:value-type="float" office:value="15998240" calcext:value-type="float">
            <text:p>15998240.00000</text:p>
          </table:table-cell>
          <table:table-cell table:formula="of:=CEILING(LOG([.C8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/>
          <table:table-cell table:formula="of:=ABS([.$H$18]/([.C84]+1)-[.B84])" office:value-type="float" office:value="15998135.34" calcext:value-type="float">
            <text:p>15998135.34000</text:p>
          </table:table-cell>
          <table:table-cell table:formula="of:=CEILING(LOG([.C8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/>
          <table:table-cell table:formula="of:=ABS([.$H$18]/([.C85]+1)-[.B85])" office:value-type="float" office:value="15998024.47" calcext:value-type="float">
            <text:p>15998024.47000</text:p>
          </table:table-cell>
          <table:table-cell table:formula="of:=CEILING(LOG([.C8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/>
          <table:table-cell table:formula="of:=ABS([.$H$18]/([.C86]+1)-[.B86])" office:value-type="float" office:value="15997907" calcext:value-type="float">
            <text:p>15997907.00000</text:p>
          </table:table-cell>
          <table:table-cell table:formula="of:=CEILING(LOG([.C8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/>
          <table:table-cell table:formula="of:=ABS([.$H$18]/([.C87]+1)-[.B87])" office:value-type="float" office:value="15997782.54" calcext:value-type="float">
            <text:p>15997782.54000</text:p>
          </table:table-cell>
          <table:table-cell table:formula="of:=CEILING(LOG([.C8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/>
          <table:table-cell table:formula="of:=ABS([.$H$18]/([.C88]+1)-[.B88])" office:value-type="float" office:value="15997650.68" calcext:value-type="float">
            <text:p>15997650.68000</text:p>
          </table:table-cell>
          <table:table-cell table:formula="of:=CEILING(LOG([.C8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/>
          <table:table-cell table:formula="of:=ABS([.$H$18]/([.C89]+1)-[.B89])" office:value-type="float" office:value="15997510.98" calcext:value-type="float">
            <text:p>15997510.98000</text:p>
          </table:table-cell>
          <table:table-cell table:formula="of:=CEILING(LOG([.C8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/>
          <table:table-cell table:formula="of:=ABS([.$H$18]/([.C90]+1)-[.B90])" office:value-type="float" office:value="15997362.98" calcext:value-type="float">
            <text:p>15997362.98000</text:p>
          </table:table-cell>
          <table:table-cell table:formula="of:=CEILING(LOG([.C9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/>
          <table:table-cell table:formula="of:=ABS([.$H$18]/([.C91]+1)-[.B91])" office:value-type="float" office:value="15997206.17" calcext:value-type="float">
            <text:p>15997206.17000</text:p>
          </table:table-cell>
          <table:table-cell table:formula="of:=CEILING(LOG([.C9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/>
          <table:table-cell table:formula="of:=ABS([.$H$18]/([.C92]+1)-[.B92])" office:value-type="float" office:value="15997040.04" calcext:value-type="float">
            <text:p>15997040.04000</text:p>
          </table:table-cell>
          <table:table-cell table:formula="of:=CEILING(LOG([.C9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/>
          <table:table-cell table:formula="of:=ABS([.$H$18]/([.C93]+1)-[.B93])" office:value-type="float" office:value="15996864.04" calcext:value-type="float">
            <text:p>15996864.04000</text:p>
          </table:table-cell>
          <table:table-cell table:formula="of:=CEILING(LOG([.C9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/>
          <table:table-cell table:formula="of:=ABS([.$H$18]/([.C94]+1)-[.B94])" office:value-type="float" office:value="15996677.56" calcext:value-type="float">
            <text:p>15996677.56000</text:p>
          </table:table-cell>
          <table:table-cell table:formula="of:=CEILING(LOG([.C9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/>
          <table:table-cell table:formula="of:=ABS([.$H$18]/([.C95]+1)-[.B95])" office:value-type="float" office:value="15996480" calcext:value-type="float">
            <text:p>15996480.00000</text:p>
          </table:table-cell>
          <table:table-cell table:formula="of:=CEILING(LOG([.C9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/>
          <table:table-cell table:formula="of:=ABS([.$H$18]/([.C96]+1)-[.B96])" office:value-type="float" office:value="15996270.69" calcext:value-type="float">
            <text:p>15996270.69000</text:p>
          </table:table-cell>
          <table:table-cell table:formula="of:=CEILING(LOG([.C9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/>
          <table:table-cell table:formula="of:=ABS([.$H$18]/([.C97]+1)-[.B97])" office:value-type="float" office:value="15996048.93" calcext:value-type="float">
            <text:p>15996048.93000</text:p>
          </table:table-cell>
          <table:table-cell table:formula="of:=CEILING(LOG([.C9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/>
          <table:table-cell table:formula="of:=ABS([.$H$18]/([.C98]+1)-[.B98])" office:value-type="float" office:value="15995813.99" calcext:value-type="float">
            <text:p>15995813.99000</text:p>
          </table:table-cell>
          <table:table-cell table:formula="of:=CEILING(LOG([.C9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/>
          <table:table-cell table:formula="of:=ABS([.$H$18]/([.C99]+1)-[.B99])" office:value-type="float" office:value="15995565.08" calcext:value-type="float">
            <text:p>15995565.08000</text:p>
          </table:table-cell>
          <table:table-cell table:formula="of:=CEILING(LOG([.C9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/>
          <table:table-cell table:formula="of:=ABS([.$H$18]/([.C100]+1)-[.B100])" office:value-type="float" office:value="15995301.37" calcext:value-type="float">
            <text:p>15995301.37000</text:p>
          </table:table-cell>
          <table:table-cell table:formula="of:=CEILING(LOG([.C10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/>
          <table:table-cell table:formula="of:=ABS([.$H$18]/([.C101]+1)-[.B101])" office:value-type="float" office:value="15995021.97" calcext:value-type="float">
            <text:p>15995021.97000</text:p>
          </table:table-cell>
          <table:table-cell table:formula="of:=CEILING(LOG([.C10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/>
          <table:table-cell table:formula="of:=ABS([.$H$18]/([.C102]+1)-[.B102])" office:value-type="float" office:value="15994725.96" calcext:value-type="float">
            <text:p>15994725.96000</text:p>
          </table:table-cell>
          <table:table-cell table:formula="of:=CEILING(LOG([.C10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/>
          <table:table-cell table:formula="of:=ABS([.$H$18]/([.C103]+1)-[.B103])" office:value-type="float" office:value="15994412.35" calcext:value-type="float">
            <text:p>15994412.35000</text:p>
          </table:table-cell>
          <table:table-cell table:formula="of:=CEILING(LOG([.C10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/>
          <table:table-cell table:formula="of:=ABS([.$H$18]/([.C104]+1)-[.B104])" office:value-type="float" office:value="15994080.09" calcext:value-type="float">
            <text:p>15994080.09000</text:p>
          </table:table-cell>
          <table:table-cell table:formula="of:=CEILING(LOG([.C10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/>
          <table:table-cell table:formula="of:=ABS([.$H$18]/([.C105]+1)-[.B105])" office:value-type="float" office:value="15993728.07" calcext:value-type="float">
            <text:p>15993728.07000</text:p>
          </table:table-cell>
          <table:table-cell table:formula="of:=CEILING(LOG([.C10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/>
          <table:table-cell table:formula="of:=ABS([.$H$18]/([.C106]+1)-[.B106])" office:value-type="float" office:value="15993355.12" calcext:value-type="float">
            <text:p>15993355.12000</text:p>
          </table:table-cell>
          <table:table-cell table:formula="of:=CEILING(LOG([.C10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/>
          <table:table-cell table:formula="of:=ABS([.$H$18]/([.C107]+1)-[.B107])" office:value-type="float" office:value="15992960" calcext:value-type="float">
            <text:p>15992960.00000</text:p>
          </table:table-cell>
          <table:table-cell table:formula="of:=CEILING(LOG([.C10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/>
          <table:table-cell table:formula="of:=ABS([.$H$18]/([.C108]+1)-[.B108])" office:value-type="float" office:value="15992541.38" calcext:value-type="float">
            <text:p>15992541.38000</text:p>
          </table:table-cell>
          <table:table-cell table:formula="of:=CEILING(LOG([.C10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/>
          <table:table-cell table:formula="of:=ABS([.$H$18]/([.C109]+1)-[.B109])" office:value-type="float" office:value="15992097.87" calcext:value-type="float">
            <text:p>15992097.87000</text:p>
          </table:table-cell>
          <table:table-cell table:formula="of:=CEILING(LOG([.C10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7" table:number-rows-repeated="104846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 Light" svg:font-family="'DejaVu Sans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0"/>
      <number:text> </number:text>
    </number:number-style>
    <number:number-style style:name="N125">
      <number:number number:decimal-places="5" loext:min-decimal-places="5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BuiltIn_5f_Currency" style:display-name="Excel_BuiltIn_Currency" style:family="table-cell" style:parent-style-name="Default" style:data-style-name="N124">
      <style:table-cell-properties fo:background-color="transparent" style:vertical-align="automatic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54pt" fo:margin-bottom="54pt" fo:margin-left="50.4pt" fo:margin-right="50.4pt" style:print-page-order="ltr" style:first-page-number="continue" style:scale-to="100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print-page-order="ltr" style:first-page-number="continue" style:scale-to="100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6">
      <style:page-layout-properties style:num-format="1" style:print-orientation="portrait"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22:11:35.901897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06-09-15T19:00:00Z</meta:creation-date>
    <dc:date>2017-04-24T00:47:58.795853323</dc:date>
    <meta:editing-cycles>290</meta:editing-cycles>
    <meta:editing-duration>PT15H39M59S</meta:editing-duration>
    <meta:document-statistic meta:table-count="5" meta:cell-count="1250" meta:object-count="0"/>
  </office:meta>
</office:document-meta>
</file>